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writing-mode="lr-tb"/>
      <style:text-properties style:font-name="Arial" fo:font-size="12pt" style:font-size-asian="12pt" style:font-size-complex="12pt"/>
    </style:style>
    <style:style style:name="P2" style:family="paragraph" style:parent-style-name="Standard">
      <style:paragraph-properties fo:text-align="justify" style:justify-single-word="false" style:writing-mode="lr-tb"/>
    </style:style>
    <style:style style:name="P3" style:family="paragraph" style:parent-style-name="Standard">
      <style:paragraph-properties fo:text-align="justify" style:justify-single-word="false" style:writing-mode="lr-tb"/>
      <style:text-properties officeooo:paragraph-rsid="0018ed73"/>
    </style:style>
    <style:style style:name="P4" style:family="paragraph" style:parent-style-name="Standard" style:master-page-name="Standard">
      <style:paragraph-properties fo:text-align="justify" style:justify-single-word="false" style:page-number="auto" style:writing-mode="lr-tb"/>
      <style:text-properties style:font-name="Arial" fo:font-size="12pt" style:font-size-asian="12pt" style:font-size-complex="12pt"/>
    </style:style>
    <style:style style:name="T1" style:family="text">
      <style:text-properties style:font-name="Arial" fo:font-size="12pt" style:font-size-asian="12pt" style:font-size-complex="12pt"/>
    </style:style>
    <style:style style:name="T2" style:family="text">
      <style:text-properties style:font-name="Arial" fo:font-size="12pt" officeooo:rsid="0018ed73" style:font-size-asian="12pt" style:font-size-complex="12pt"/>
    </style:style>
    <style:style style:name="T3" style:family="text">
      <style:text-properties style:font-name="Arial" fo:font-size="12pt" officeooo:rsid="001a363b" style:font-size-asian="12pt" style:font-size-complex="12pt"/>
    </style:style>
    <style:style style:name="T4" style:family="text">
      <style:text-properties style:font-name="Arial" fo:font-size="12pt" officeooo:rsid="001b19a7" style:font-size-asian="12pt" style:font-size-complex="12pt"/>
    </style:style>
    <style:style style:name="T5" style:family="text">
      <style:text-properties officeooo:rsid="001a363b"/>
    </style:style>
    <style:style style:name="T6" style:family="text">
      <style:text-properties style:text-position="super 58%" officeooo:rsid="001a363b"/>
    </style:style>
    <style:style style:name="T7" style:family="text">
      <style:text-properties style:text-position="0% 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120"/><text:span text:style-name="T5">July 26</text:span><text:span text:style-name="T6">th</text:span><text:span text:style-name="T5">, 2021</text:span></text:p>
      <text:p text:style-name="P1"/>
      <text:p text:style-name="P2"><text:span text:style-name="T1">Dear Editor,</text:span></text:p>
      <text:p text:style-name="P1"/>
      <text:p text:style-name="P1"/>
      <text:p text:style-name="P1"/>
      <text:p text:style-name="P3"><text:span text:style-name="T1">Please find enclosed our manuscript “Foreign exchange markets: price response and spread impact” by Juan C. Henao-Londono and Thomas Guhr, which we ask you to consider for publication in Physica A: Statistical Mechanics and its Applications. The manuscript discusses </text:span><text:span text:style-name="T2">an issue which has not received the necessary attention yet. We</text:span><text:span text:style-name="T1"> analy</text:span><text:span text:style-name="T2">ze</text:span><text:span text:style-name="T1"> price response functions in foreign exchange markets. </text:span><text:span text:style-name="T2">While such analyses have been carried out in great detail for the stock markets, there is, to the best of our knowledge, no comparable study for foreign exchange markets. </text:span><text:span text:style-name="T1"><text:s/></text:span></text:p>
      <text:p text:style-name="P3"><text:span text:style-name="T1"/></text:p>
      <text:p text:style-name="P3"><text:span text:style-name="T2">We considerably revised </text:span><text:span text:style-name="T1">a previous </text:span><text:span text:style-name="T2">version of the manuscript which we had </text:span><text:span text:style-name="T1">submi</text:span><text:span text:style-name="T2">tted to another journal. </text:span><text:span text:style-name="T1"><text:s/></text:span><text:span text:style-name="T2">I</text:span><text:span text:style-name="T1">nsightful </text:span><text:span text:style-name="T2">referee comments </text:span><text:span text:style-name="T1">enabled us to greatly improve the quality of our manuscript. </text:span><text:span text:style-name="T2">After the revision,</text:span><text:span text:style-name="T1"> we realized that our work better fit</text:span><text:span text:style-name="T2">s</text:span><text:span text:style-name="T1"> </text:span><text:span text:style-name="T2">in with aims and scope of </text:span><text:span text:style-name="T1">Physica A.</text:span></text:p>
      <text:p text:style-name="P1"/>
      <text:p text:style-name="P2"><text:span text:style-name="T1">Our manuscript starts with an introduction that concisely and clearly explains the motivations of our work, the background and our expertise on similar works on price response functions. Follow an overview of the foreign exchange market and the key concepts we use. We then present the data set used along the manuscript with their corresponding characteristics. We define the time scales and the different price response functions, and illustrate the different results obtained. Finally we group exchange pairs according to their pip spread values and check their responses functions and the similarities in each group.</text:span></text:p>
      <text:p text:style-name="P1"/>
      <text:p text:style-name="P2"><text:span text:style-name="T2">We are not aware of any </text:span><text:span text:style-name="T1">large-scale data analysis </text:span><text:span text:style-name="T2">addressing</text:span><text:span text:style-name="T1"> response functions for foreign exchange market</text:span><text:span text:style-name="T2">s, </text:span><text:span text:style-name="T3">inspite of their importance. </text:span><text:span text:style-name="T1">Response functions are <text:s/></text:span><text:span text:style-name="T3">powerful</text:span><text:span text:style-name="T1"> observables as they give information on non-Markovian behavior. It is the purpose of the present study to close this gap. Based on a series of detailed empirical results obtained on trade by trade data, we show that the price response functions in the foreign exchange markets behave qualitatively similar as the ones in correlated stocks markets. We consider different time scales, years and currency pairs to compute the price response functions. Finally, we shed light on the spread impact in the response functions for foreign exchange pairs. We use a pip spread definition to group different foreign exchange pairs and show that large pip spreads have stronger impact on the response. We also spot that even for different groups of exchange pairs, the market has a general influence that can be seen in the shape of the average response functions.</text:span></text:p>
      <text:p text:style-name="P1"/>
      <text:p text:style-name="P2"><text:span text:style-name="T3">Because of </text:span><text:span text:style-name="T1">its </text:span><text:span text:style-name="T4">importance for the understanding of</text:span><text:span text:style-name="T1"> market micro-structure and the study of foreign exchange markets, </text:span><text:span text:style-name="T3">we are convinced that</text:span><text:span text:style-name="T1"> our manuscript </text:span><text:span text:style-name="T3">is a relevant contribution to the field of Econophysics. We</text:span><text:span text:style-name="T1"> </text:span><text:span text:style-name="T3">hope that you </text:span><text:span text:style-name="T1">find it suitable for publication in Physica A.</text:span></text:p>
      <text:p text:style-name="P1"/>
      <text:p text:style-name="P1"/>
      <text:p text:style-name="P2"><text:span text:style-name="T1">Yours Sincerely,</text:span></text:p>
      <text:p text:style-name="P1"/>
      <text:p text:style-name="P1"/>
      <text:p text:style-name="P2"><text:span text:style-name="T1">Juan Camilo Henao Londono, </text:span><text:span text:style-name="T3">also </text:span><text:span text:style-name="T1">on behalf of </text:span><text:span text:style-name="T3">Thomas Gu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meta:creation-date>
    <dc:language>en-US</dc:language>
    <dc:date>2021-07-25T20:28:58.585771503</dc:date>
    <meta:editing-cycles>9</meta:editing-cycles>
    <meta:editing-duration>PT23M20S</meta:editing-duration>
    <meta:generator>LibreOffice/6.0.7.3$Linux_X86_64 LibreOffice_project/00m0$Build-3</meta:generator>
    <meta:document-statistic meta:table-count="0" meta:image-count="0" meta:object-count="0" meta:page-count="1" meta:paragraph-count="9" meta:word-count="454" meta:character-count="2990" meta:non-whitespace-character-count="2421"/>
  </office:meta>
</office:document-meta>
</file>